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4c7dc" draw:fill-color="#dee6ef" draw:textarea-horizontal-align="justify" draw:textarea-vertical-align="middle" draw:auto-grow-height="false" fo:min-height="4.83cm" fo:min-width="9.406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3.424cm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972f" draw:textarea-horizontal-align="justify" draw:textarea-vertical-align="middle" draw:auto-grow-height="false" fo:min-height="0.512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972f" draw:textarea-horizontal-align="justify" draw:textarea-vertical-align="middle" draw:auto-grow-height="false" fo:min-height="0.512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0.512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0.512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0.512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1.528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0.512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0.512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bf819e" draw:textarea-horizontal-align="justify" draw:textarea-vertical-align="middle" draw:auto-grow-height="false" fo:min-height="1.02cm" fo:min-width="2.567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0.512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512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81d41a" draw:textarea-horizontal-align="justify" draw:textarea-vertical-align="middle" draw:auto-grow-height="false" fo:min-height="0.512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972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PingFang SC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906cm" svg:height="5.08cm" svg:x="8.636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56cm" svg:height="1.27cm" svg:x="11.986cm" svg:y="8.522cm">
          <text:p text:style-name="P2">PLC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.924cm" svg:height="1.27cm" svg:x="9.192cm" svg:y="6.466cm">
          <text:p text:style-name="P2">PC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048cm" svg:height="0.762cm" svg:x="19.736cm" svg:y="11.53cm">
          <text:p text:style-name="P3"><text:span text:style-name="T1">Mo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2" draw:id="id2" draw:layer="layout" svg:width="3.048cm" svg:height="0.762cm" svg:x="19.736cm" svg:y="10.468cm">
          <text:p text:style-name="P3"><text:span text:style-name="T1">Drive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.048cm" svg:height="0.762cm" svg:x="19.736cm" svg:y="12.292cm">
          <text:p text:style-name="P3"><text:span text:style-name="T2">Encoders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21.26cm" svg:y1="11.53cm" svg:x2="21.26cm" svg:y2="11.23cm" draw:start-shape="id1" draw:start-glue-point="0" draw:end-shape="id2" draw:end-glue-point="2" svg:d="M21260 11530v-300" svg:viewBox="0 0 1 301">
          <text:p/>
        </draw:connector>
        <draw:connector draw:style-name="gr8" draw:text-style-name="P6" draw:layer="layout" svg:x1="19.736cm" svg:y1="12.673cm" svg:x2="13.764cm" svg:y2="9.792cm" draw:start-shape="id3" draw:start-glue-point="3" draw:end-shape="id4" draw:end-glue-point="2" svg:d="M19736 12673h-5972v-2881" svg:viewBox="0 0 5973 2882">
          <text:p/>
        </draw:connector>
        <draw:connector draw:style-name="gr8" draw:text-style-name="P6" draw:layer="layout" svg:x1="15.542cm" svg:y1="9.157cm" svg:x2="21.26cm" svg:y2="10.468cm" draw:start-shape="id4" draw:start-glue-point="1" draw:end-shape="id2" draw:end-glue-point="0" svg:d="M15542 9157h5718v1311" svg:viewBox="0 0 5719 1312">
          <text:p/>
        </draw:connector>
        <draw:custom-shape draw:style-name="gr9" draw:text-style-name="P5" xml:id="id5" draw:id="id5" draw:layer="layout" svg:width="3.048cm" svg:height="0.762cm" svg:x="4.322cm" svg:y="12.227cm">
          <text:p text:style-name="P3"><text:span text:style-name="T2">RFID sensor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37cm" svg:y1="12.608cm" svg:x2="13.764cm" svg:y2="9.792cm" draw:start-shape="id5" draw:start-glue-point="1" draw:end-shape="id4" draw:end-glue-point="2" svg:d="M7370 12608h6394v-2816" svg:viewBox="0 0 6395 2817">
          <text:p/>
        </draw:connector>
        <draw:custom-shape draw:style-name="gr10" draw:text-style-name="P5" xml:id="id6" draw:id="id6" draw:layer="layout" svg:width="3.048cm" svg:height="0.762cm" svg:x="4.322cm" svg:y="11.211cm">
          <text:p text:style-name="P3"><text:span text:style-name="T2">Magnetic band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37cm" svg:y1="11.592cm" svg:x2="13.764cm" svg:y2="9.792cm" draw:start-shape="id6" draw:start-glue-point="1" draw:end-shape="id4" draw:end-glue-point="2" svg:d="M7370 11592h6394v-1800" svg:viewBox="0 0 6395 1801">
          <text:p/>
        </draw:connector>
        <draw:custom-shape draw:style-name="gr2" draw:text-style-name="P2" xml:id="id8" draw:id="id8" draw:layer="layout" svg:width="3.556cm" svg:height="1.27cm" svg:x="14.386cm" svg:y="6.466cm">
          <text:p text:style-name="P2">Safety PLC</text:p>
          <draw:enhanced-geometry svg:viewBox="0 0 21600 21600" draw:type="rectangle" draw:enhanced-path="M 0 0 L 21600 0 21600 21600 0 21600 0 0 Z N"/>
        </draw:custom-shape>
        <draw:custom-shape draw:style-name="gr11" draw:text-style-name="P5" xml:id="id7" draw:id="id7" draw:layer="layout" svg:width="3.048cm" svg:height="1.778cm" svg:x="12.354cm" svg:y="3.048cm">
          <text:p text:style-name="P3"><text:span text:style-name="T1">Safety</text:span></text:p>
          <text:p text:style-name="P3"><text:span text:style-name="T1">LiDAR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line-skew="-0.312cm" svg:x1="13.878cm" svg:y1="4.826cm" svg:x2="16.164cm" svg:y2="6.466cm" draw:start-shape="id7" draw:start-glue-point="2" draw:end-shape="id8" draw:end-glue-point="0" svg:d="M13878 4826v508h2286v1132" svg:viewBox="0 0 2287 1641">
          <text:p/>
        </draw:connector>
        <draw:custom-shape draw:style-name="gr12" draw:text-style-name="P5" xml:id="id9" draw:id="id9" draw:layer="layout" svg:width="3.048cm" svg:height="0.762cm" svg:x="19.736cm" svg:y="7.466cm">
          <text:p text:style-name="P3"><text:span text:style-name="T2">E.Stop butt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9.736cm" svg:y1="7.847cm" svg:x2="17.942cm" svg:y2="7.101cm" draw:start-shape="id9" draw:start-glue-point="3" draw:end-shape="id8" draw:end-glue-point="1" svg:d="M19736 7847h-897v-746h-897" svg:viewBox="0 0 1795 747">
          <text:p/>
        </draw:connector>
        <draw:custom-shape draw:style-name="gr13" draw:text-style-name="P5" xml:id="id10" draw:id="id10" draw:layer="layout" svg:width="3.048cm" svg:height="0.762cm" svg:x="19.736cm" svg:y="5.95cm">
          <text:p text:style-name="P3"><text:span text:style-name="T2">Rearm button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9.736cm" svg:y1="6.331cm" svg:x2="17.942cm" svg:y2="7.101cm" draw:start-shape="id10" draw:start-glue-point="3" draw:end-shape="id8" draw:end-glue-point="1" svg:d="M19736 6331h-897v770h-897" svg:viewBox="0 0 1795 771">
          <text:p/>
        </draw:connector>
        <draw:custom-shape draw:style-name="gr14" draw:text-style-name="P7" xml:id="id13" draw:id="id13" draw:layer="layout" svg:width="3.067cm" svg:height="1.27cm" svg:x="4.355cm" svg:y="6.466cm">
          <text:p text:style-name="P3"><text:span text:style-name="T1">HMI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1" draw:id="id11" draw:layer="layout" svg:width="3.048cm" svg:height="0.762cm" svg:x="4.322cm" svg:y="9.868cm">
          <text:p text:style-name="P3"><text:span text:style-name="T2">Other sensors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37cm" svg:y1="10.249cm" svg:x2="11.154cm" svg:y2="7.736cm" draw:start-shape="id11" draw:start-glue-point="1" draw:end-shape="id12" draw:end-glue-point="2" svg:d="M7370 10249h3784v-2513" svg:viewBox="0 0 3785 2514">
          <text:p/>
        </draw:connector>
        <draw:custom-shape draw:style-name="gr16" draw:text-style-name="P8" xml:id="id14" draw:id="id14" draw:layer="layout" svg:width="3.048cm" svg:height="0.762cm" svg:x="4.322cm" svg:y="8.598cm">
          <text:p text:style-name="P3"><text:span text:style-name="T2">WIFI radio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line-skew="-0.312cm" svg:x1="13.878cm" svg:y1="4.826cm" svg:x2="11.154cm" svg:y2="6.466cm" draw:start-shape="id7" draw:start-glue-point="2" draw:end-shape="id12" draw:end-glue-point="0" svg:d="M13878 4826v508h-2724v1132" svg:viewBox="0 0 2725 1641">
          <text:p/>
        </draw:connector>
        <draw:connector draw:style-name="gr17" draw:text-style-name="P6" draw:layer="layout" draw:type="line" svg:x1="13.116cm" svg:y1="7.101cm" svg:x2="14.386cm" svg:y2="7.101cm" draw:start-shape="id12" draw:start-glue-point="1" draw:end-shape="id8" draw:end-glue-point="3" svg:d="M13116 7101h1270" svg:viewBox="0 0 1271 1">
          <text:p/>
        </draw:connector>
        <draw:connector draw:style-name="gr17" draw:text-style-name="P6" draw:layer="layout" svg:x1="13.116cm" svg:y1="7.101cm" svg:x2="13.764cm" svg:y2="8.522cm" draw:start-shape="id12" draw:start-glue-point="1" draw:end-shape="id4" draw:end-glue-point="0" svg:d="M13116 7101h648v1421" svg:viewBox="0 0 649 1422">
          <text:p/>
        </draw:connector>
        <draw:connector draw:style-name="gr17" draw:text-style-name="P6" draw:layer="layout" svg:x1="7.422cm" svg:y1="7.101cm" svg:x2="9.192cm" svg:y2="7.101cm" draw:start-shape="id13" draw:start-glue-point="1" draw:end-shape="id12" draw:end-glue-point="3" svg:d="M7422 7101h1770" svg:viewBox="0 0 1771 1">
          <text:p/>
        </draw:connector>
        <draw:connector draw:style-name="gr17" draw:text-style-name="P6" draw:layer="layout" svg:x1="7.37cm" svg:y1="8.979cm" svg:x2="11.154cm" svg:y2="7.736cm" draw:start-shape="id14" draw:start-glue-point="1" draw:end-shape="id12" draw:end-glue-point="2" svg:d="M7370 8979h3784v-1243" svg:viewBox="0 0 3785 1244">
          <text:p/>
        </draw:connector>
        <draw:frame draw:style-name="gr18" draw:text-style-name="P9" draw:layer="layout" svg:width="7.112cm" svg:height="0.962cm" svg:x="1.016cm" svg:y="1.27cm">
          <draw:text-box>
            <text:p>AMR Architecture</text:p>
          </draw:text-box>
        </draw:frame>
        <draw:custom-shape draw:style-name="gr19" draw:text-style-name="P5" xml:id="id15" draw:id="id15" draw:layer="layout" svg:width="3.048cm" svg:height="0.762cm" svg:x="4.326cm" svg:y="13.208cm">
          <text:p text:style-name="P3"><text:span text:style-name="T2">Batt sensor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374cm" svg:y1="13.589cm" svg:x2="13.764cm" svg:y2="9.792cm" draw:start-shape="id15" draw:start-glue-point="1" draw:end-shape="id4" draw:end-glue-point="2" svg:d="M7374 13589h6390v-3797" svg:viewBox="0 0 6391 3798">
          <text:p/>
        </draw:connector>
        <draw:connector draw:style-name="gr8" draw:text-style-name="P6" draw:layer="layout" draw:line-skew="0.055cm" svg:x1="16.164cm" svg:y1="7.736cm" svg:x2="21.26cm" svg:y2="10.468cm" draw:start-shape="id8" draw:start-glue-point="2" draw:end-shape="id2" draw:end-glue-point="0" svg:d="M16164 7736v1421h5096v1311" svg:viewBox="0 0 5097 2733">
          <text:p/>
        </draw:connector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29T17:42:54.940537667</meta:creation-date>
    <dc:date>2020-06-29T23:35:12.316704043</dc:date>
    <meta:editing-duration>PT51M43S</meta:editing-duration>
    <meta:editing-cycles>7</meta:editing-cycles>
    <meta:generator>LibreOffice/6.3.2.2$MacOSX_X86_64 LibreOffice_project/98b30e735bda24bc04ab42594c85f7fd8be07b9c</meta:generator>
    <meta:document-statistic meta:object-count="56"/>
  </office:meta>
</office:document-meta>
</file>